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ro1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v_results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test_score</text:p>
          </table:table-cell>
          <table:table-cell office:value-type="string" calcext:value-type="string">
            <text:p>train_score</text:p>
          </table:table-cell>
          <table:table-cell table:number-columns-repeated="16379"/>
        </table:table-row>
        <table:table-row table:style-name="ro1">
          <table:table-cell office:value-type="float" office:value="478.096244573593" calcext:value-type="float">
            <text:p>478.096244573593</text:p>
          </table:table-cell>
          <table:table-cell office:value-type="float" office:value="0.24669623374939" calcext:value-type="float">
            <text:p>0.24669623374939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column_transformer',</text:p>
            <text:p>                                        ColumnTransformer(transformers=[('onehotencoder',</text:p>
            <text:p>                                                                         OneHotEncoder(),</text:p>
            <text:p>                                                                         ['carrier_type',</text:p>
            <text:p>                                                                          'part_of_body_group',</text:p>
            <text:p>                                                                          'cause_of_injury_group',</text:p>
            <text:p>                                                                          'medical_fee_region']),</text:p>
            <text:p>                                                                        ('frequencyencoder',</text:p>
            <text:p>                                                                         FrequencyEncoder(),</text:p>
            <text:p>                                                                         ['industry_code']),</text:p>
            <text:p>                                                                        ('outlier_clipper',</text:p>
            <text:p>                                                                         Out...</text:p>
            <text:p>                                       ('feature_selection',</text:p>
            <text:p>                                        RFE(estimator=ElasticNet(), step=2)),</text:p>
            <text:p>                                       ('smote', SMOTE(random_state=42)),</text:p>
            <text:p>                                       ('mlp', MLPClassifier())]),</text:p>
            <text:p>             n_jobs=1,</text:p>
            <text:p>             param_grid={'feature_selection__n_features_to_select': [25, 50],</text:p>
            <text:p>                         'knnimputer__n_neighbors': [3, 5],</text:p>
            <text:p>                         'mlp__alpha': [0.001, 0.01],</text:p>
            <text:p>                         'mlp__hidden_layer_sizes': [(64, 32), (128, 64),</text:p>
            <text:p>                                                     (256, 128, 64)],</text:p>
            <text:p>                         'mlp__learning_rate_init': [0.05, 0.1]},</text:p>
            <text:p>             scoring='f1_macro', verbose=2)</text:p>
          </table:table-cell>
          <table:table-cell office:value-type="float" office:value="0.360149609476941" calcext:value-type="float">
            <text:p>0.360149609476941</text:p>
          </table:table-cell>
          <table:table-cell office:value-type="float" office:value="0.486902770484932" calcext:value-type="float">
            <text:p>0.486902770484932</text:p>
          </table:table-cell>
          <table:table-cell table:number-columns-repeated="16379"/>
        </table:table-row>
        <table:table-row table:style-name="ro1">
          <table:table-cell office:value-type="float" office:value="439.976602315903" calcext:value-type="float">
            <text:p>439.976602315903</text:p>
          </table:table-cell>
          <table:table-cell office:value-type="float" office:value="0.290479421615601" calcext:value-type="float">
            <text:p>0.290479421615601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column_transformer',</text:p>
            <text:p>                                        ColumnTransformer(transformers=[('onehotencoder',</text:p>
            <text:p>                                                                         OneHotEncoder(),</text:p>
            <text:p>                                                                         ['carrier_type',</text:p>
            <text:p>                                                                          'part_of_body_group',</text:p>
            <text:p>                                                                          'cause_of_injury_group',</text:p>
            <text:p>                                                                          'medical_fee_region']),</text:p>
            <text:p>                                                                        ('frequencyencoder',</text:p>
            <text:p>                                                                         FrequencyEncoder(),</text:p>
            <text:p>                                                                         ['industry_code']),</text:p>
            <text:p>                                                                        ('outlier_clipper',</text:p>
            <text:p>                                                                         Out...</text:p>
            <text:p>                                       ('feature_selection',</text:p>
            <text:p>                                        RFE(estimator=ElasticNet(), step=2)),</text:p>
            <text:p>                                       ('smote', SMOTE(random_state=42)),</text:p>
            <text:p>                                       ('mlp', MLPClassifier())]),</text:p>
            <text:p>             n_jobs=1,</text:p>
            <text:p>             param_grid={'feature_selection__n_features_to_select': [25, 50],</text:p>
            <text:p>                         'knnimputer__n_neighbors': [3, 5],</text:p>
            <text:p>                         'mlp__alpha': [0.001, 0.01],</text:p>
            <text:p>                         'mlp__hidden_layer_sizes': [(64, 32), (128, 64),</text:p>
            <text:p>                                                     (256, 128, 64)],</text:p>
            <text:p>                         'mlp__learning_rate_init': [0.05, 0.1]},</text:p>
            <text:p>             scoring='f1_macro', verbose=2)</text:p>
          </table:table-cell>
          <table:table-cell office:value-type="float" office:value="0.383025087073783" calcext:value-type="float">
            <text:p>0.383025087073783</text:p>
          </table:table-cell>
          <table:table-cell office:value-type="float" office:value="0.547110279948896" calcext:value-type="float">
            <text:p>0.547110279948896</text:p>
          </table:table-cell>
          <table:table-cell table:number-columns-repeated="16379"/>
        </table:table-row>
        <table:table-row table:style-name="ro1">
          <table:table-cell office:value-type="float" office:value="459.872379302979" calcext:value-type="float">
            <text:p>459.872379302979</text:p>
          </table:table-cell>
          <table:table-cell office:value-type="float" office:value="0.257498025894165" calcext:value-type="float">
            <text:p>0.257498025894165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column_transformer',</text:p>
            <text:p>                                        ColumnTransformer(transformers=[('onehotencoder',</text:p>
            <text:p>                                                                         OneHotEncoder(),</text:p>
            <text:p>                                                                         ['carrier_type',</text:p>
            <text:p>                                                                          'part_of_body_group',</text:p>
            <text:p>                                                                          'cause_of_injury_group',</text:p>
            <text:p>                                                                          'medical_fee_region']),</text:p>
            <text:p>                                                                        ('frequencyencoder',</text:p>
            <text:p>                                                                         FrequencyEncoder(),</text:p>
            <text:p>                                                                         ['industry_code']),</text:p>
            <text:p>                                                                        ('outlier_clipper',</text:p>
            <text:p>                                                                         Out...</text:p>
            <text:p>                                       ('feature_selection',</text:p>
            <text:p>                                        RFE(estimator=ElasticNet(), step=2)),</text:p>
            <text:p>                                       ('smote', SMOTE(random_state=42)),</text:p>
            <text:p>                                       ('mlp', MLPClassifier())]),</text:p>
            <text:p>             n_jobs=1,</text:p>
            <text:p>             param_grid={'feature_selection__n_features_to_select': [25, 50],</text:p>
            <text:p>                         'knnimputer__n_neighbors': [3, 5],</text:p>
            <text:p>                         'mlp__alpha': [0.001, 0.01],</text:p>
            <text:p>                         'mlp__hidden_layer_sizes': [(64, 32), (128, 64),</text:p>
            <text:p>                                                     (256, 128, 64)],</text:p>
            <text:p>                         'mlp__learning_rate_init': [0.05, 0.1]},</text:p>
            <text:p>             scoring='f1_macro', verbose=2)</text:p>
          </table:table-cell>
          <table:table-cell office:value-type="float" office:value="0.331827059362576" calcext:value-type="float">
            <text:p>0.331827059362576</text:p>
          </table:table-cell>
          <table:table-cell office:value-type="float" office:value="0.437049179655032" calcext:value-type="float">
            <text:p>0.437049179655032</text:p>
          </table:table-cell>
          <table:table-cell table:number-columns-repeated="16379"/>
        </table:table-row>
        <table:table-row table:style-name="ro1">
          <table:table-cell office:value-type="float" office:value="110.755350112915" calcext:value-type="float">
            <text:p>110.755350112915</text:p>
          </table:table-cell>
          <table:table-cell office:value-type="float" office:value="1.22434234619141" calcext:value-type="float">
            <text:p>1.22434234619141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outlier_clipper', OutlierClipper()),</text:p>
            <text:p>                                       ('scaler', StandardScaler()),</text:p>
            <text:p>                                       ('knnimputer', KNNImputer()),</text:p>
            <text:p>                                       ('pca', PCA(n_components=0.9)),</text:p>
            <text:p>                                       ('neighbors',</text:p>
            <text:p>                                        NeighborhoodComponentsAnalysis(n_components=8)),</text:p>
            <text:p>                                       ('smote', SMOTE()),</text:p>
            <text:p>                                       ('svm', SVC(class_weight='balanced'))]),</text:p>
            <text:p>             n_jobs=1,</text:p>
            <text:p>             param_grid={'svm__C': [0.5, 0.75, 1, 2],</text:p>
            <text:p>                         'svm__gamma': [1e-05, 0.001, 0.01]},</text:p>
            <text:p>             scoring='f1_macro', verbose=2)</text:p>
          </table:table-cell>
          <table:table-cell office:value-type="float" office:value="0.423270285967013" calcext:value-type="float">
            <text:p>0.423270285967013</text:p>
          </table:table-cell>
          <table:table-cell office:value-type="float" office:value="0.655300666161285" calcext:value-type="float">
            <text:p>0.655300666161285</text:p>
          </table:table-cell>
          <table:table-cell table:number-columns-repeated="16379"/>
        </table:table-row>
        <table:table-row table:style-name="ro1">
          <table:table-cell office:value-type="float" office:value="53.3032283782959" calcext:value-type="float">
            <text:p>53.3032283782959</text:p>
          </table:table-cell>
          <table:table-cell office:value-type="float" office:value="1.14715957641602" calcext:value-type="float">
            <text:p>1.14715957641602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outlier_clipper', OutlierClipper()),</text:p>
            <text:p>                                       ('scaler', StandardScaler()),</text:p>
            <text:p>                                       ('knnimputer', KNNImputer()),</text:p>
            <text:p>                                       ('pca', PCA(n_components=0.9)),</text:p>
            <text:p>                                       ('neighbors',</text:p>
            <text:p>                                        NeighborhoodComponentsAnalysis(n_components=8)),</text:p>
            <text:p>                                       ('smote', SMOTE()),</text:p>
            <text:p>                                       ('svm', SVC(class_weight='balanced'))]),</text:p>
            <text:p>             n_jobs=1,</text:p>
            <text:p>             param_grid={'svm__C': [0.5, 0.75, 1],</text:p>
            <text:p>                         'svm__gamma': [0.0005, 0.005]},</text:p>
            <text:p>             scoring='f1_macro', verbose=2)</text:p>
          </table:table-cell>
          <table:table-cell office:value-type="float" office:value="0.416906778873469" calcext:value-type="float">
            <text:p>0.416906778873469</text:p>
          </table:table-cell>
          <table:table-cell office:value-type="float" office:value="0.662017474488533" calcext:value-type="float">
            <text:p>0.662017474488533</text:p>
          </table:table-cell>
          <table:table-cell table:number-columns-repeated="16379"/>
        </table:table-row>
        <table:table-row table:style-name="ro1">
          <table:table-cell office:value-type="float" office:value="58.7979409694672" calcext:value-type="float">
            <text:p>58.7979409694672</text:p>
          </table:table-cell>
          <table:table-cell office:value-type="float" office:value="1.38210368156433" calcext:value-type="float">
            <text:p>1.38210368156433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outlier_clipper', OutlierClipper()),</text:p>
            <text:p>                                       ('scaler', StandardScaler()),</text:p>
            <text:p>                                       ('knnimputer', KNNImputer()),</text:p>
            <text:p>                                       ('pca', PCA(n_components=0.9)),</text:p>
            <text:p>                                       ('neighbors',</text:p>
            <text:p>                                        NeighborhoodComponentsAnalysis(n_components=8)),</text:p>
            <text:p>                                       ('smote', SMOTE()),</text:p>
            <text:p>                                       ('svm', SVC(class_weight='balanced'))]),</text:p>
            <text:p>             n_jobs=1,</text:p>
            <text:p>             param_grid={'svm__C': [0.5, 0.75, 1],</text:p>
            <text:p>                         'svm__gamma': [0.0005, 0.005]},</text:p>
            <text:p>             scoring='f1_macro', verbose=2)</text:p>
          </table:table-cell>
          <table:table-cell office:value-type="float" office:value="0.411818657426841" calcext:value-type="float">
            <text:p>0.411818657426841</text:p>
          </table:table-cell>
          <table:table-cell office:value-type="float" office:value="0.543114515313002" calcext:value-type="float">
            <text:p>0.543114515313002</text:p>
          </table:table-cell>
          <table:table-cell table:number-columns-repeated="16379"/>
        </table:table-row>
        <table:table-row table:style-name="ro1">
          <table:table-cell office:value-type="float" office:value="29.5459423065186" calcext:value-type="float">
            <text:p>29.5459423065186</text:p>
          </table:table-cell>
          <table:table-cell office:value-type="float" office:value="0.0385808944702148" calcext:value-type="float">
            <text:p>0.0385808944702148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column_transformer',</text:p>
            <text:p>                                        ColumnTransformer(transformers=[('onehotencoder',</text:p>
            <text:p>                                                                         OneHotEncoder(),</text:p>
            <text:p>                                                                         ['carrier_type',</text:p>
            <text:p>                                                                          'part_of_body_group',</text:p>
            <text:p>                                                                          'cause_of_injury_group',</text:p>
            <text:p>                                                                          'medical_fee_region']),</text:p>
            <text:p>                                                                        ('frequencyencoder',</text:p>
            <text:p>                                                                         FrequencyEncoder(),</text:p>
            <text:p>                                                                         ['industry_code']),</text:p>
            <text:p>                                                                        ('outlier_clipper',</text:p>
            <text:p>                                                                         Out...</text:p>
            <text:p>                                       ('feature_selection', SelectKBest()),</text:p>
            <text:p>                                       ('smote', SMOTE(random_state=42)),</text:p>
            <text:p>                                       ('logistic_regression',</text:p>
            <text:p>                                        LogisticRegression(class_weight='balanced',</text:p>
            <text:p>                                                           max_iter=1000,</text:p>
            <text:p>                                                           random_state=42))]),</text:p>
            <text:p>             n_jobs=1,</text:p>
            <text:p>             param_grid={'feature_selection__k': [10, 20, 30],</text:p>
            <text:p>                         'logistic_regression__C': [0.1, 1, 10],</text:p>
            <text:p>                         'logistic_regression__solver': ['liblinear', 'lbfgs'],</text:p>
            <text:p>                         'pca__n_components': [0.95, 0.9]},</text:p>
            <text:p>             scoring='f1_macro', verbose=2)</text:p>
          </table:table-cell>
          <table:table-cell office:value-type="float" office:value="0.330067932930621" calcext:value-type="float">
            <text:p>0.330067932930621</text:p>
          </table:table-cell>
          <table:table-cell office:value-type="float" office:value="0.343545354271724" calcext:value-type="float">
            <text:p>0.343545354271724</text:p>
          </table:table-cell>
          <table:table-cell table:number-columns-repeated="16379"/>
        </table:table-row>
        <table:table-row table:style-name="ro1">
          <table:table-cell office:value-type="float" office:value="30.9398541450501" calcext:value-type="float">
            <text:p>30.9398541450501</text:p>
          </table:table-cell>
          <table:table-cell office:value-type="float" office:value="0.0372409820556641" calcext:value-type="float">
            <text:p>0.0372409820556641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column_transformer',</text:p>
            <text:p>                                        ColumnTransformer(transformers=[('onehotencoder',</text:p>
            <text:p>                                                                         OneHotEncoder(),</text:p>
            <text:p>                                                                         ['carrier_type',</text:p>
            <text:p>                                                                          'part_of_body_group',</text:p>
            <text:p>                                                                          'cause_of_injury_group',</text:p>
            <text:p>                                                                          'medical_fee_region']),</text:p>
            <text:p>                                                                        ('frequencyencoder',</text:p>
            <text:p>                                                                         FrequencyEncoder(),</text:p>
            <text:p>                                                                         ['industry_code']),</text:p>
            <text:p>                                                                        ('outlier_clipper',</text:p>
            <text:p>                                                                         Out...</text:p>
            <text:p>                                       ('feature_selection', SelectKBest()),</text:p>
            <text:p>                                       ('smote', SMOTE(random_state=42)),</text:p>
            <text:p>                                       ('logistic_regression',</text:p>
            <text:p>                                        LogisticRegression(class_weight='balanced',</text:p>
            <text:p>                                                           max_iter=1000,</text:p>
            <text:p>                                                           random_state=42))]),</text:p>
            <text:p>             n_jobs=1,</text:p>
            <text:p>             param_grid={'feature_selection__k': [10, 20, 30],</text:p>
            <text:p>                         'logistic_regression__C': [0.1, 1, 10],</text:p>
            <text:p>                         'logistic_regression__solver': ['liblinear', 'lbfgs'],</text:p>
            <text:p>                         'pca__n_components': [0.95, 0.9]},</text:p>
            <text:p>             scoring='f1_macro', verbose=2)</text:p>
          </table:table-cell>
          <table:table-cell office:value-type="float" office:value="0.337597948538306" calcext:value-type="float">
            <text:p>0.337597948538306</text:p>
          </table:table-cell>
          <table:table-cell office:value-type="float" office:value="0.351532935988151" calcext:value-type="float">
            <text:p>0.351532935988151</text:p>
          </table:table-cell>
          <table:table-cell table:number-columns-repeated="16379"/>
        </table:table-row>
        <table:table-row table:style-name="ro1">
          <table:table-cell office:value-type="float" office:value="33.6914839744568" calcext:value-type="float">
            <text:p>33.6914839744568</text:p>
          </table:table-cell>
          <table:table-cell office:value-type="float" office:value="0.0362560749053955" calcext:value-type="float">
            <text:p>0.0362560749053955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column_transformer',</text:p>
            <text:p>                                        ColumnTransformer(transformers=[('onehotencoder',</text:p>
            <text:p>                                                                         OneHotEncoder(),</text:p>
            <text:p>                                                                         ['carrier_type',</text:p>
            <text:p>                                                                          'part_of_body_group',</text:p>
            <text:p>                                                                          'cause_of_injury_group',</text:p>
            <text:p>                                                                          'medical_fee_region']),</text:p>
            <text:p>                                                                        ('frequencyencoder',</text:p>
            <text:p>                                                                         FrequencyEncoder(),</text:p>
            <text:p>                                                                         ['industry_code']),</text:p>
            <text:p>                                                                        ('outlier_clipper',</text:p>
            <text:p>                                                                         Out...</text:p>
            <text:p>                                       ('feature_selection', SelectKBest()),</text:p>
            <text:p>                                       ('smote', SMOTE(random_state=42)),</text:p>
            <text:p>                                       ('logistic_regression',</text:p>
            <text:p>                                        LogisticRegression(class_weight='balanced',</text:p>
            <text:p>                                                           max_iter=1000,</text:p>
            <text:p>                                                           random_state=42))]),</text:p>
            <text:p>             n_jobs=1,</text:p>
            <text:p>             param_grid={'feature_selection__k': [10, 20, 30],</text:p>
            <text:p>                         'logistic_regression__C': [0.1, 1, 10],</text:p>
            <text:p>                         'logistic_regression__solver': ['liblinear', 'lbfgs'],</text:p>
            <text:p>                         'pca__n_components': [0.95, 0.9]},</text:p>
            <text:p>             scoring='f1_macro', verbose=2)</text:p>
          </table:table-cell>
          <table:table-cell office:value-type="float" office:value="0.328972886708656" calcext:value-type="float">
            <text:p>0.328972886708656</text:p>
          </table:table-cell>
          <table:table-cell office:value-type="float" office:value="0.345490931907177" calcext:value-type="float">
            <text:p>0.345490931907177</text:p>
          </table:table-cell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08:35:59.2484613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4T08:51:54.015070567</dc:date>
    <meta:editing-duration>PT12M31S</meta:editing-duration>
    <meta:editing-cycles>3</meta:editing-cycles>
    <meta:generator>LibreOffice/24.2.7.2$Linux_X86_64 LibreOffice_project/420$Build-2</meta:generator>
    <meta:document-statistic meta:table-count="1" meta:cell-count="50" meta:object-count="0"/>
  </office:meta>
</office:document-meta>
</file>